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18cm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675cm" fo:min-width="0.374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objectwithoutfill">
      <style:graphic-properties svg:stroke-color="#000000" draw:marker-end="Circle" draw:fill="solid" draw:textarea-vertical-align="middle"/>
    </style:style>
    <style:style style:name="gr9" style:family="graphic" style:parent-style-name="standard">
      <style:graphic-properties draw:fill="solid" draw:fill-color="#dee6ef" draw:textarea-horizontal-align="justify" draw:textarea-vertical-align="middle" draw:auto-grow-height="false" fo:min-height="4.753cm" fo:min-width="0.782cm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fo:min-height="2.16cm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end="Circle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gr28" style:family="graphic" style:parent-style-name="objectwithoutfill">
      <style:graphic-properties svg:stroke-color="#000000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08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4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Times New Roman" fo:font-size="22pt" style:font-size-asian="22pt" style:font-size-complex="22pt"/>
    </style:style>
    <style:style style:name="P2" style:family="paragraph">
      <loext:graphic-properties draw:fill="none" draw:fill-color="#ffffff"/>
      <style:paragraph-properties style:writing-mode="lr-tb"/>
      <style:text-properties style:font-name="Latin Modern Math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dee6ef"/>
      <style:paragraph-properties fo:text-align="center"/>
    </style:style>
    <style:style style:name="P9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/>
      <style:paragraph-properties fo:text-align="center"/>
      <style:text-properties style:font-name="Times New Roman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"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c9211e" style:font-name="Latin Modern Math"/>
    </style:style>
    <style:style style:name="T1" style:family="text">
      <style:text-properties style:font-name="Times New Roman"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text-position="0% 100%" style:font-name="Latin Modern Math" fo:font-style="italic" style:font-style-asian="italic" style:font-style-complex="italic"/>
    </style:style>
    <style:style style:name="T4" style:family="text">
      <style:text-properties style:text-position="-33% 58%" style:font-name="Latin Modern Math"/>
    </style:style>
    <style:style style:name="T5" style:family="text">
      <style:text-properties style:font-name="Latin Modern Math" fo:font-style="italic" style:font-style-asian="italic" style:font-style-complex="italic"/>
    </style:style>
    <style:style style:name="T6" style:family="text">
      <style:text-properties style:text-position="-33% 58%" style:font-name="Latin Modern Math" fo:font-style="normal" style:font-style-asian="normal" style:font-style-complex="normal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color="#c9211e"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54cm" svg:height="1.93cm" svg:x="6.478cm" svg:y="3.032cm">
          <draw:text-box>
            <text:p><text:span text:style-name="T1">Circuit 1</text:span><text:span text:style-name="T2">: coil 1</text:span></text:p>
          </draw:text-box>
        </draw:frame>
        <draw:frame draw:style-name="gr2" draw:text-style-name="P2" draw:layer="layout" svg:width="1.826cm" svg:height="1.668cm" svg:x="13.398cm" svg:y="9.269cm">
          <draw:text-box>
            <text:p><text:span text:style-name="T3">V</text:span><text:span text:style-name="T4">1,1</text:span></text:p>
          </draw:text-box>
        </draw:frame>
        <draw:g>
          <draw:custom-shape draw:style-name="gr3" draw:text-style-name="P3" draw:layer="layout" svg:width="1.241cm" svg:height="1.313cm" svg:x="7.301cm" svg:y="9.72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7.301cm" svg:y1="10.385cm" svg:x2="8.543cm" svg:y2="10.385cm">
            <text:p/>
          </draw:line>
        </draw:g>
        <draw:g>
          <draw:rect draw:style-name="gr5" draw:text-style-name="P5" draw:layer="layout" svg:width="1.703cm" svg:height="0.667cm" svg:x="8.479cm" svg:y="7.732cm">
            <text:p/>
          </draw:rect>
          <draw:line draw:style-name="gr6" draw:text-style-name="P6" draw:layer="layout" svg:x1="7.911cm" svg:y1="8.065cm" svg:x2="8.479cm" svg:y2="8.065cm">
            <text:p/>
          </draw:line>
          <draw:line draw:style-name="gr7" draw:text-style-name="P6" draw:layer="layout" svg:x1="10.182cm" svg:y1="8.065cm" svg:x2="10.75cm" svg:y2="8.065cm">
            <text:p/>
          </draw:line>
        </draw:g>
        <draw:line draw:style-name="gr8" draw:text-style-name="P7" draw:layer="layout" svg:x1="7.911cm" svg:y1="9.729cm" svg:x2="7.911cm" svg:y2="7.934cm">
          <text:p/>
        </draw:line>
        <draw:g>
          <draw:custom-shape draw:style-name="gr9" draw:text-style-name="P8" draw:layer="layout" svg:width="1.282cm" svg:height="5.003cm" svg:x="11.38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lue-point draw:id="4" svg:x="-4.928cm" svg:y="5cm"/>
              <draw:glue-point draw:id="5" svg:x="-4.928cm" svg:y="-5cm"/>
              <draw:line draw:style-name="gr10" draw:text-style-name="P9" draw:layer="layout" svg:x1="12.007cm" svg:y1="12.135cm" svg:x2="12.007cm" svg:y2="11.685cm">
                <text:p/>
              </draw:line>
              <draw:line draw:style-name="gr11" draw:text-style-name="P9" draw:layer="layout" svg:x1="12.007cm" svg:y1="10.331cm" svg:x2="12.007cm" svg:y2="9.881cm">
                <text:p/>
              </draw:line>
              <draw:path draw:style-name="gr12" draw:text-style-name="P9" draw:layer="layout" svg:width="0.338cm" svg:height="0.272cm" draw:transform="rotate (-1.5707963267949) translate (12.2796275335058cm 11.3458822372795cm)" svg:viewBox="0 0 339 273" svg:d="M339 273c-170-614-339 0-339 0">
                <text:p/>
              </draw:path>
              <draw:path draw:style-name="gr13" draw:text-style-name="P9" draw:layer="layout" svg:width="0.338cm" svg:height="0.272cm" draw:transform="rotate (-1.5707963267949) translate (12.2774281724572cm 11.0050713094954cm)" svg:viewBox="0 0 339 273" svg:d="M339 273c-170-614-339 0-339 0">
                <text:p/>
              </draw:path>
              <draw:path draw:style-name="gr14" draw:text-style-name="P9" draw:layer="layout" svg:width="0.338cm" svg:height="0.272cm" draw:transform="rotate (-1.5707963267949) translate (12.2796275335058cm 10.6660636141334cm)" svg:viewBox="0 0 339 273" svg:d="M339 273c-170-614-339 0-339 0">
                <text:p/>
              </draw:path>
              <draw:path draw:style-name="gr15" draw:text-style-name="P9" draw:layer="layout" svg:width="0.338cm" svg:height="0.272cm" draw:transform="rotate (-1.5707963267949) translate (12.2796275335058cm 10.3306623836157cm)" svg:viewBox="0 0 339 273" svg:d="M339 273c-170-614-339 0-339 0">
                <text:p/>
              </draw:path>
            </draw:g>
            <draw:g>
              <draw:rect draw:style-name="gr16" draw:text-style-name="P9" draw:layer="layout" svg:width="1.108cm" svg:height="0.328cm" draw:transform="rotate (1.5707963267949) translate (11.843cm 9.553cm)">
                <text:p/>
              </draw:rect>
              <draw:line draw:style-name="gr17" draw:text-style-name="P9" draw:layer="layout" svg:x1="12.007cm" svg:y1="9.923cm" svg:x2="12.007cm" svg:y2="9.553cm">
                <text:p/>
              </draw:line>
              <draw:line draw:style-name="gr18" draw:text-style-name="P9" draw:layer="layout" svg:x1="12.007cm" svg:y1="8.444cm" svg:x2="12.007cm" svg:y2="8.074cm">
                <text:p/>
              </draw:line>
            </draw:g>
          </draw:g>
        </draw:g>
        <draw:line draw:style-name="gr8" draw:text-style-name="P7" draw:layer="layout" svg:x1="10.747cm" svg:y1="8.069cm" svg:x2="12.14cm" svg:y2="8.069cm">
          <text:p/>
        </draw:line>
        <draw:g>
          <draw:line draw:style-name="gr19" draw:text-style-name="P6" draw:layer="layout" svg:x1="7.905cm" svg:y1="12.214cm" svg:x2="7.905cm" svg:y2="12.461cm">
            <text:p/>
          </draw:line>
          <draw:line draw:style-name="gr20" draw:text-style-name="P6" draw:layer="layout" svg:x1="7.672cm" svg:y1="12.461cm" svg:x2="8.138cm" svg:y2="12.461cm">
            <text:p/>
          </draw:line>
          <draw:line draw:style-name="gr21" draw:text-style-name="P6" draw:layer="layout" svg:x1="7.75cm" svg:y1="12.583cm" svg:x2="8.061cm" svg:y2="12.583cm">
            <text:p/>
          </draw:line>
          <draw:line draw:style-name="gr22" draw:text-style-name="P6" draw:layer="layout" svg:x1="7.827cm" svg:y1="12.707cm" svg:x2="7.982cm" svg:y2="12.707cm">
            <text:p/>
          </draw:line>
        </draw:g>
        <draw:frame draw:style-name="gr23" draw:text-style-name="P2" draw:layer="layout" svg:width="1.403cm" svg:height="2.41cm" svg:x="6.146cm" svg:y="9.562cm">
          <draw:text-box>
            <text:p><text:span text:style-name="T5">I</text:span><text:span text:style-name="T6">S1</text:span></text:p>
          </draw:text-box>
        </draw:frame>
        <draw:line draw:style-name="gr24" draw:text-style-name="P10" draw:layer="layout" svg:x1="12.007cm" svg:y1="12.124cm" svg:x2="7.905cm" svg:y2="12.124cm">
          <text:p/>
        </draw:line>
        <draw:frame draw:style-name="gr25" draw:text-style-name="P2" draw:layer="layout" svg:width="1.892cm" svg:height="1.37cm" svg:x="8.504cm" svg:y="6.704cm">
          <draw:text-box>
            <text:p><text:span text:style-name="T3">R</text:span><text:span text:style-name="T6">cl1</text:span></text:p>
          </draw:text-box>
        </draw:frame>
        <draw:frame draw:style-name="gr26" draw:text-style-name="P11" draw:layer="layout" svg:width="5.006cm" svg:height="0.797cm" svg:x="12.05cm" svg:y="6.567cm">
          <draw:text-box>
            <text:p><text:span text:style-name="T7">Coil 1 (FEM 1)</text:span></text:p>
          </draw:text-box>
        </draw:frame>
        <draw:line draw:style-name="gr27" draw:text-style-name="P10" draw:layer="layout" svg:x1="13.399cm" svg:y1="12.271cm" svg:x2="13.399cm" svg:y2="7.935cm">
          <text:p/>
        </draw:line>
        <draw:line draw:style-name="gr27" draw:text-style-name="P10" draw:layer="layout" svg:x1="10.865cm" svg:y1="6.477cm" svg:x2="7.711cm" svg:y2="6.477cm">
          <text:p/>
        </draw:line>
        <draw:line draw:style-name="gr27" draw:text-style-name="P10" draw:layer="layout" svg:x1="6.039cm" svg:y1="12.063cm" svg:x2="6.039cm" svg:y2="8.061cm">
          <text:p/>
        </draw:line>
        <draw:line draw:style-name="gr28" draw:text-style-name="P10" draw:layer="layout" svg:x1="7.914cm" svg:y1="11.052cm" svg:x2="7.914cm" svg:y2="12.053cm">
          <text:p/>
        </draw:line>
        <draw:frame draw:style-name="gr29" draw:text-style-name="P2" draw:layer="layout" svg:width="1.893cm" svg:height="1.201cm" svg:x="8.353cm" svg:y="5.433cm">
          <draw:text-box>
            <text:p><text:span text:style-name="T3">V</text:span><text:span text:style-name="T6">cl1</text:span></text:p>
          </draw:text-box>
        </draw:frame>
        <draw:frame draw:style-name="gr30" draw:text-style-name="P2" draw:layer="layout" svg:width="1.892cm" svg:height="1.667cm" svg:x="4.502cm" svg:y="9.532cm">
          <draw:text-box>
            <text:p><text:span text:style-name="T3">V</text:span><text:span text:style-name="T6">S1</text:span></text:p>
          </draw:text-box>
        </draw:frame>
        <draw:frame draw:style-name="gr31" draw:text-style-name="P12" draw:layer="layout" svg:width="0.946cm" svg:height="1.334cm" svg:x="6.901cm" svg:y="11.604cm">
          <draw:text-box>
            <text:p><text:span text:style-name="T8">1</text:span></text:p>
          </draw:text-box>
        </draw:frame>
        <draw:frame draw:style-name="gr31" draw:text-style-name="P12" draw:layer="layout" svg:width="0.947cm" svg:height="1.334cm" svg:x="7.024cm" svg:y="7.339cm">
          <draw:text-box>
            <text:p><text:span text:style-name="T8">2</text:span></text:p>
          </draw:text-box>
        </draw:frame>
        <draw:frame draw:style-name="gr32" draw:text-style-name="P12" draw:layer="layout" svg:width="0.946cm" svg:height="1.094cm" svg:x="12.068cm" svg:y="7.526cm">
          <draw:text-box>
            <text:p><text:span text:style-name="T8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2:33:42.434418669</meta:creation-date>
    <dc:date>2022-08-09T09:23:08.487085226</dc:date>
    <meta:editing-duration>PT53M21S</meta:editing-duration>
    <meta:editing-cycles>25</meta:editing-cycles>
    <meta:generator>LibreOffice/6.4.7.2$Linux_X86_64 LibreOffice_project/40$Build-2</meta:generator>
    <meta:document-statistic meta:object-count="43"/>
  </office:meta>
</office:document-meta>
</file>